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FileManager.conne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moteFileManager.get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moteFileManager.RemoteFileManager( ArtifactRepository ar , WagonManager wm , Settings settings ,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moteFileManager.dis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moteFileManager.isLockedFile( RemoteFileManager remote , String fil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moteFileManager.getProxyInfo( 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teFileManager.put( File file ,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